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3">
      <style:text-properties officeooo:paragraph-rsid="00322df6"/>
    </style:style>
    <style:style style:name="P2" style:family="paragraph" style:parent-style-name="text3" style:list-style-name="L8">
      <style:text-properties officeooo:paragraph-rsid="00322df6"/>
    </style:style>
    <style:style style:name="P3" style:family="paragraph" style:parent-style-name="text3" style:list-style-name="L9">
      <style:text-properties officeooo:paragraph-rsid="00322df6"/>
    </style:style>
    <style:style style:name="P4" style:family="paragraph" style:parent-style-name="text3">
      <style:text-properties officeooo:rsid="00360a33" officeooo:paragraph-rsid="00360a33"/>
    </style:style>
    <style:style style:name="P5" style:family="paragraph" style:parent-style-name="text3" style:list-style-name="L11">
      <style:text-properties officeooo:rsid="00360a33" officeooo:paragraph-rsid="00360a33"/>
    </style:style>
    <style:style style:name="P6" style:family="paragraph" style:parent-style-name="text3" style:list-style-name="L12">
      <style:text-properties officeooo:rsid="00360a33" officeooo:paragraph-rsid="00360a33"/>
    </style:style>
    <style:style style:name="P7" style:family="paragraph" style:parent-style-name="text3" style:list-style-name="L13">
      <style:text-properties officeooo:rsid="00360a33" officeooo:paragraph-rsid="00360a33"/>
    </style:style>
    <style:style style:name="P8" style:family="paragraph" style:parent-style-name="text3" style:list-style-name="L14">
      <style:text-properties officeooo:rsid="00360a33" officeooo:paragraph-rsid="00360a33"/>
    </style:style>
    <style:style style:name="P9" style:family="paragraph" style:parent-style-name="text3" style:list-style-name="L15">
      <style:text-properties officeooo:rsid="00360a33" officeooo:paragraph-rsid="00360a33"/>
    </style:style>
    <style:style style:name="P10" style:family="paragraph" style:parent-style-name="text3" style:list-style-name="L18">
      <style:text-properties officeooo:rsid="00360a33" officeooo:paragraph-rsid="00360a33"/>
    </style:style>
    <style:style style:name="P11" style:family="paragraph" style:parent-style-name="text3" style:list-style-name="L16">
      <style:text-properties officeooo:paragraph-rsid="00360a33"/>
    </style:style>
    <style:style style:name="P12" style:family="paragraph" style:parent-style-name="text3" style:list-style-name="L17">
      <style:text-properties officeooo:paragraph-rsid="00360a33"/>
    </style:style>
    <style:style style:name="P13" style:family="paragraph" style:parent-style-name="text3">
      <style:text-properties officeooo:paragraph-rsid="0037e78b"/>
    </style:style>
    <style:style style:name="P14" style:family="paragraph" style:parent-style-name="text3" style:list-style-name="L19">
      <style:text-properties officeooo:paragraph-rsid="0037e78b"/>
    </style:style>
    <style:style style:name="P15" style:family="paragraph" style:parent-style-name="text3" style:list-style-name="L20">
      <style:text-properties officeooo:paragraph-rsid="0037e78b"/>
    </style:style>
    <style:style style:name="P16" style:family="paragraph" style:parent-style-name="text3" style:list-style-name="L21">
      <style:text-properties officeooo:paragraph-rsid="0037e78b"/>
    </style:style>
    <style:style style:name="P17" style:family="paragraph" style:parent-style-name="text3" style:list-style-name="L22">
      <style:text-properties officeooo:paragraph-rsid="0037e78b"/>
    </style:style>
    <style:style style:name="P18"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19" style:family="paragraph" style:parent-style-name="list2" style:list-style-name="Numbering_20_1">
      <loext:graphic-properties draw:fill="none" draw:fill-image-width="0cm" draw:fill-image-height="0cm"/>
      <style:paragraph-properties fo:margin-left="3cm" fo:margin-right="0cm" fo:text-align="start" style:justify-single-word="false" fo:text-indent="0cm" style:auto-text-indent="false" fo:background-color="transparent" style:shadow="none" text:number-lines="true" text:line-number="0" style:writing-mode="page">
        <style:tab-stops/>
      </style:paragraph-properties>
    </style:style>
    <style:style style:name="P20"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21"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22"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23" style:family="paragraph" style:parent-style-name="blue">
      <style:paragraph-properties fo:break-before="page"/>
    </style:style>
    <style:style style:name="P24" style:family="paragraph" style:parent-style-name="blue" style:list-style-nam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text:number-lines="true" text:line-number="0" style:writing-mode="page">
        <style:tab-stops/>
      </style:paragraph-properties>
      <style:text-properties fo:color="#00ccff" fo:font-style="normal" style:text-underline-style="none" fo:font-weight="normal" style:font-weight-asian="bold" style:font-weight-complex="bold" style:text-overline-style="none" style:text-overline-color="font-color" fo:hyphenate="false" fo:hyphenation-remain-char-count="2" fo:hyphenation-push-char-count="2"/>
    </style:style>
    <style:style style:name="T1" style:family="text">
      <style:text-properties fo:color="#00ccff"/>
    </style:style>
    <style:style style:name="T2" style:family="text">
      <style:text-properties fo:color="#00ccff" style:text-underline-style="solid" style:text-underline-width="auto" style:text-underline-color="font-color"/>
    </style:style>
    <style:style style:name="T3" style:family="text">
      <style:text-properties fo:color="#00ccff" style:text-underline-style="solid" style:text-underline-width="auto" style:text-underline-color="font-color" officeooo:rsid="0037e78b"/>
    </style:style>
    <style:style style:name="T4" style:family="text">
      <style:text-properties fo:color="#00ccff" officeooo:rsid="00322df6"/>
    </style:style>
    <style:style style:name="T5" style:family="text">
      <style:text-properties officeooo:rsid="00322df6"/>
    </style:style>
    <style:style style:name="T6" style:family="text">
      <style:text-properties fo:font-size="20pt" style:font-size-asian="20pt" style:font-size-complex="20pt"/>
    </style:style>
    <style:style style:name="T7" style:family="text">
      <style:text-properties style:font-name="Arial"/>
    </style:style>
    <style:style style:name="T8" style:family="text">
      <style:text-properties officeooo:rsid="00360a33"/>
    </style:style>
    <style:style style:name="T9" style:family="text">
      <style:text-properties officeooo:rsid="0037e78b"/>
    </style:style>
    <style:style style:name="T10" style:family="text">
      <style:text-properties officeooo:rsid="0039522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Character_20_style" text:bullet-char="">
        <style:list-level-properties text:space-before="2.745cm" text:min-label-width="0.635cm"/>
        <style:text-properties style:font-name="Symbol"/>
      </text:list-level-style-bullet>
      <text:list-level-style-bullet text:level="2" text:style-name="Character_20_style" text:bullet-char="o">
        <style:list-level-properties text:space-before="3.803cm" text:min-label-width="0.635cm"/>
        <style:text-properties style:font-name="Courier New"/>
      </text:list-level-style-bullet>
      <text:list-level-style-bullet text:level="3" text:bullet-char="•">
        <style:list-level-properties text:space-before="3.803cm" text:min-label-width="0.635cm"/>
      </text:list-level-style-bullet>
      <text:list-level-style-bullet text:level="4" text:bullet-char="•">
        <style:list-level-properties text:space-before="3.803cm" text:min-label-width="0.635cm"/>
      </text:list-level-style-bullet>
      <text:list-level-style-bullet text:level="5" text:bullet-char="•">
        <style:list-level-properties text:space-before="5.801cm" text:min-label-width="0.635cm"/>
      </text:list-level-style-bullet>
      <text:list-level-style-bullet text:level="6" text:bullet-char="•">
        <style:list-level-properties text:space-before="7.8cm" text:min-label-width="0.635cm"/>
      </text:list-level-style-bullet>
      <text:list-level-style-bullet text:level="7" text:bullet-char="•">
        <style:list-level-properties text:space-before="9.797cm" text:min-label-width="0.635cm"/>
      </text:list-level-style-bullet>
      <text:list-level-style-bullet text:level="8" text:bullet-char="•">
        <style:list-level-properties text:space-before="11.795cm" text:min-label-width="0.635cm"/>
      </text:list-level-style-bullet>
      <text:list-level-style-bullet text:level="9" text:bullet-char="•">
        <style:list-level-properties text:space-before="13.79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mainTitle" text:outline-level="9"><text:span text:style-name="Absatz-Standardschriftart">Gebruik naaldenbekers</text:span></text:h>
      <text:h text:style-name="blue" text:outline-level="9"><text:span text:style-name="Absatz-Standardschriftart">Gebruik naaldenbekers</text:span></text:h>
      <text:h text:style-name="P13" text:outline-level="9"><text:span text:style-name="Absatz-Standardschriftart"><text:span text:style-name="T9">Verwijder de naald met een naaldverwijderaar en gooi de losse naalden en spuit/ naaldcombinaties in een naaldenbeker weg.</text:span></text:span></text:h>
      <text:h text:style-name="blue" text:outline-level="9"><text:span text:style-name="Absatz-Standardschriftart">Eisen aan naaldenbekers</text:span></text:h>
      <text:list xml:id="list9128864142362436602" text:style-name="L19">
        <text:list-item>
          <text:h text:style-name="P14" text:outline-level="9"><text:span text:style-name="Absatz-Standardschriftart"><text:span text:style-name="T9">een naaldenbeker moet voorzien zijn van</text:span></text:span></text:h>
        </text:list-item>
      </text:list>
      <text:list xml:id="list7203535453532881037" text:style-name="Numbering_20_1">
        <text:list-item>
          <text:list>
            <text:list-item>
              <text:p text:style-name="P18"><text:span text:style-name="Absatz-Standardschriftart">een UN keurmerk. Dit keurmerk geeft aan dat de container voldoet aan de eisen voor vervoer van gevaarlijke stoffen over de weg;</text:span></text:p>
            </text:list-item>
            <text:list-item>
              <text:p text:style-name="P19"><text:span text:style-name="Absatz-Standardschriftart">het juiste UN-nummer. Dit nummer geeft aan wat de inhoud van de naaldcontainer is.</text:span></text:p>
            </text:list-item>
            <text:list-item>
              <text:p text:style-name="P19"><text:span text:style-name="Absatz-Standardschriftart">UN 2814 staat voor ‘infectieuze stof, gevaarlijk voor mensen’</text:span></text:p>
            </text:list-item>
            <text:list-item>
              <text:p text:style-name="P19"><text:span text:style-name="Absatz-Standardschriftart">UN 3291 staat voor ‘ziekenhuis- of medisch afval, ongespecificeerd’</text:span></text:p>
            </text:list-item>
            <text:list-item>
              <text:p text:style-name="P19"><text:span text:style-name="Absatz-Standardschriftart">een biohazardteken. Dit teken geeft aan dat de naaldcontainer stoffen met een infectierisico bevat (klasse 6.2).</text:span></text:p>
            </text:list-item>
          </text:list>
        </text:list-item>
      </text:list>
      <text:list xml:id="list8902329309534891351" text:style-name="L20">
        <text:list-item>
          <text:h text:style-name="P15" text:outline-level="9"><text:span text:style-name="Absatz-Standardschriftart"><text:span text:style-name="T9">de naaldenbekers zijn van hard plastic en hebben een voorziening die het mogelijk maakt om de naald van de spuit of naaldhouder te scheiden, zonder dat de naald met de handen wordt geraakt (naaldverwijderaar);</text:span></text:span></text:h>
        </text:list-item>
        <text:list-item>
          <text:h text:style-name="P15" text:outline-level="9"><text:span text:style-name="Absatz-Standardschriftart"><text:span text:style-name="T9">de opening van de naaldenbeker moet groot genoeg zijn om de naalden makkelijk door te laten;</text:span></text:span></text:h>
        </text:list-item>
        <text:list-item>
          <text:h text:style-name="P15" text:outline-level="9"><text:soft-page-break/><text:span text:style-name="Absatz-Standardschriftart"><text:span text:style-name="T9">de naaldenbeker dient zodanig afsluitbaar te zijn dat ze niet per ongeluk open kunnen gaan en ook niet heropend kunnen worden;</text:span></text:span></text:h>
        </text:list-item>
        <text:list-item>
          <text:h text:style-name="P15" text:outline-level="9"><text:span text:style-name="Absatz-Standardschriftart"><text:span text:style-name="T9">de naaldenbeker moet ondoordringbaar zijn voor naalden en bovendien lekdicht zijn.</text:span></text:span></text:h>
        </text:list-item>
      </text:list>
      <text:h text:style-name="blue" text:outline-level="9"><text:span text:style-name="Absatz-Standardschriftart">Regels voor omgang met naaldenbeker</text:span></text:h>
      <text:list xml:id="list5106731168235524087" text:style-name="L21">
        <text:list-item>
          <text:h text:style-name="P16" text:outline-level="9"><text:span text:style-name="Absatz-Standardschriftart"><text:span text:style-name="T9">zorg dat de naaldenbeker tijdens het prikken of snijden altijd binnen handbereik staat;</text:span></text:span></text:h>
          <text:h text:style-name="P16" text:outline-level="9"/>
        </text:list-item>
        <text:list-item>
          <text:h text:style-name="P16" text:outline-level="9"><text:span text:style-name="Absatz-Standardschriftart"><text:span text:style-name="T9">sluit de naaldenbeker goed af en bewaar op een veilige plek;</text:span></text:span></text:h>
          <text:h text:style-name="P16" text:outline-level="9"/>
        </text:list-item>
        <text:list-item>
          <text:h text:style-name="P16" text:outline-level="9"><text:span text:style-name="Absatz-Standardschriftart"><text:span text:style-name="T9">vervang de naaldenbeker op tijd om 'volproppen' te voorkomen. Niet vullen boven de lijn op de naaldenbeker;</text:span></text:span></text:h>
          <text:h text:style-name="P16" text:outline-level="9"/>
        </text:list-item>
        <text:list-item>
          <text:h text:style-name="P16" text:outline-level="9"><text:span text:style-name="Absatz-Standardschriftart"><text:span text:style-name="T9">in de thuissituatie: gooi naaldenbekers nooit in een vuilniszak leeg of geef ze nooit mee met het huisvuil. Volle naaldenbekers vallen onder KCA (Klein Chemisch Afval). Apotheken zijn niet verplicht om volle naaldenbekers aan te nemen. Zij doen dit als service naar hun klanten. Een gemeente is wel verplicht het klein chemisch afval (kca) van particulieren (en cliënten van de thuiszorg) in te zamelen. Lever gevulde naaldenbekers in bij een gemeentedepot, chemokar of kca-depot.</text:span></text:span></text:h>
          <text:h text:style-name="P16" text:outline-level="9"/>
        </text:list-item>
        <text:list-item>
          <text:h text:style-name="P16" text:outline-level="9"><text:soft-page-break/><text:span text:style-name="Absatz-Standardschriftart"><text:span text:style-name="T9">intramuraal: gevulde naaldenbekers worden beschouwd als “Specifiek Ziekenhuis Afval” of gevaarlijk (bedrijfs-) afval. Lever gevulde naaldenbekers in bij daarvoor goedgekeurde inzamelaars[1].</text:span></text:span></text:h>
        </text:list-item>
      </text:list>
      <text:h text:style-name="blue" text:outline-level="9"><text:span text:style-name="Absatz-Standardschriftart">Bronnen</text:span></text:h>
      <text:list xml:id="list461395639613923401" text:style-name="L22">
        <text:list-item>
          <text:h text:style-name="P17" text:outline-level="9"><text:span text:style-name="Absatz-Standardschriftart"><text:span text:style-name="T9">Landelijk Centrum Hygiëne en Veiligheid (2016). Hygiënerichtlijn voor verpleeghuizen, woonzorgcentra en kleinschalig wonen. Amsterdam: Landelijk Centrum Hygiëne en Veiligheid.</text:span></text:span></text:h>
        </text:list-item>
        <text:list-item>
          <text:h text:style-name="P17" text:outline-level="9"><text:span text:style-name="Absatz-Standardschriftart"><text:span text:style-name="T9">Landelijk Centrum Hygiëne en Veiligheid (2015). Hygiënerichtlijn voor instellingen voor volwassenen met een lichamelijke of verstandelijke beperking. Amsterdam: Landelijk Centrum Hygiëne en Veiligheid.</text:span></text:span></text:h>
        </text:list-item>
        <text:list-item>
          <text:h text:style-name="P17" text:outline-level="9"><text:span text:style-name="Absatz-Standardschriftart"><text:span text:style-name="T9">Landelijk Centrum Hygiëne en Veiligheid (2015). Hygiënerichtlijn voor instellingen voor kinderen met een lichamelijke of verstandelijke beperking. Amsterdam: Landelijk Centrum Hygiëne en Veiligheid.</text:span></text:span></text:h>
        </text:list-item>
        <text:list-item>
          <text:h text:style-name="P17" text:outline-level="9"><text:span text:style-name="Absatz-Standardschriftart"><text:span text:style-name="T9">Landelijk Centrum Hygiëne en Veiligheid (2011). Hygiënerichtlijnen voor Psychiatrische inrichtingen. Amsterdam: Landelijk Centrum Hygiëne en Veiligheid.</text:span></text:span></text:h>
        </text:list-item>
      </text:list>
      <text:h text:style-name="P13" text:outline-level="9"><text:span text:style-name="Absatz-Standardschriftart"/></text:h>
      <text:p text:style-name="Horizontal_20_Line"><text:span text:style-name="Absatz-Standardschriftart"/></text:p>
      <text:h text:style-name="text2" text:outline-level="9"><text:span text:style-name="Absatz-Standardschriftart"><text:span text:style-name="T1">[1] </text:span></text:span><text:span text:style-name="Absatz-Standardschriftart"><text:span text:style-name="T2">www.niwo.nl/vihblijst</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9:31:19.470812627</dc:date>
    <meta:editing-duration>PT8H18M24S</meta:editing-duration>
    <meta:editing-cycles>23</meta:editing-cycles>
    <meta:generator>LibreOffice/5.2.4.2$Linux_X86_64 LibreOffice_project/3d5603e1122f0f102b62521720ab13a38a4e0eb0</meta:generator>
    <meta:document-statistic meta:table-count="0" meta:image-count="0" meta:object-count="0" meta:page-count="3" meta:paragraph-count="30" meta:word-count="431" meta:character-count="2923" meta:non-whitespace-character-count="2541"/>
  </office:meta>
</office:document-meta>
</file>